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8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Times New Roman"/>
    </style:style>
    <style:style style:name="ce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4076795" calcext:value-type="float">
            <text:p>4076795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Alabama</text:p>
          </table:table-cell>
          <table:table-cell table:formula="of:= COM.MICROSOFT.CONCAT(&quot;cities.add(City(&quot;;[.A2];&quot;, &quot;&quot;&quot;;[.B2];&quot;&quot;&quot;, &quot;&quot;&quot;;[.C2];&quot;&quot;&quot;))&quot;)" office:value-type="string" office:string-value="cities.add(City(4076795, &quot;Montgomery&quot;, &quot;Alabama&quot;))" calcext:value-type="string">
            <text:p>cities.add(City(4076795, "Montgomery", "Alabama"))</text:p>
          </table:table-cell>
        </table:table-row>
        <table:table-row table:style-name="ro1">
          <table:table-cell table:style-name="ce2" office:value-type="float" office:value="5554072" calcext:value-type="float">
            <text:p>5554072</text:p>
          </table:table-cell>
          <table:table-cell office:value-type="string" calcext:value-type="string">
            <text:p>Juneau</text:p>
          </table:table-cell>
          <table:table-cell office:value-type="string" calcext:value-type="string">
            <text:p>Alaska</text:p>
          </table:table-cell>
          <table:table-cell table:formula="of:= COM.MICROSOFT.CONCAT(&quot;cities.add(City(&quot;;[.A3];&quot;, &quot;&quot;&quot;;[.B3];&quot;&quot;&quot;, &quot;&quot;&quot;;[.C3];&quot;&quot;&quot;))&quot;)" office:value-type="string" office:string-value="cities.add(City(5554072, &quot;Juneau&quot;, &quot;Alaska&quot;))" calcext:value-type="string">
            <text:p>cities.add(City(5554072, "Juneau", "Alaska"))</text:p>
          </table:table-cell>
        </table:table-row>
        <table:table-row table:style-name="ro1">
          <table:table-cell table:style-name="ce2" office:value-type="float" office:value="5308655" calcext:value-type="float">
            <text:p>5308655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rizona</text:p>
          </table:table-cell>
          <table:table-cell table:formula="of:= COM.MICROSOFT.CONCAT(&quot;cities.add(City(&quot;;[.A4];&quot;, &quot;&quot;&quot;;[.B4];&quot;&quot;&quot;, &quot;&quot;&quot;;[.C4];&quot;&quot;&quot;))&quot;)" office:value-type="string" office:string-value="cities.add(City(5308655, &quot;Phoenix&quot;, &quot;Arizona&quot;))" calcext:value-type="string">
            <text:p>cities.add(City(5308655, "Phoenix", "Arizona"))</text:p>
          </table:table-cell>
        </table:table-row>
        <table:table-row table:style-name="ro1">
          <table:table-cell table:style-name="ce3" office:value-type="float" office:value="4119403" calcext:value-type="float">
            <text:p>4119403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Arkansas</text:p>
          </table:table-cell>
          <table:table-cell table:formula="of:= COM.MICROSOFT.CONCAT(&quot;cities.add(City(&quot;;[.A5];&quot;, &quot;&quot;&quot;;[.B5];&quot;&quot;&quot;, &quot;&quot;&quot;;[.C5];&quot;&quot;&quot;))&quot;)" office:value-type="string" office:string-value="cities.add(City(4119403, &quot;Little Rock&quot;, &quot;Arkansas&quot;))" calcext:value-type="string">
            <text:p>cities.add(City(4119403, "Little Rock", "Arkansas"))</text:p>
          </table:table-cell>
        </table:table-row>
        <table:table-row table:style-name="ro1">
          <table:table-cell table:style-name="ce4" office:value-type="float" office:value="5389519" calcext:value-type="float">
            <text:p>5389519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lifornia</text:p>
          </table:table-cell>
          <table:table-cell table:formula="of:= COM.MICROSOFT.CONCAT(&quot;cities.add(City(&quot;;[.A6];&quot;, &quot;&quot;&quot;;[.B6];&quot;&quot;&quot;, &quot;&quot;&quot;;[.C6];&quot;&quot;&quot;))&quot;)" office:value-type="string" office:string-value="cities.add(City(5389519, &quot;Sacramento&quot;, &quot;California&quot;))" calcext:value-type="string">
            <text:p>cities.add(City(5389519, "Sacramento", "California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lorado</text:p>
          </table:table-cell>
          <table:table-cell table:formula="of:= COM.MICROSOFT.CONCAT(&quot;cities.add(City(&quot;;[.A7];&quot;, &quot;&quot;&quot;;[.B7];&quot;&quot;&quot;, &quot;&quot;&quot;;[.C7];&quot;&quot;&quot;))&quot;)" office:value-type="string" office:string-value="cities.add(City(-1, &quot;Denver&quot;, &quot;Colorado&quot;))" calcext:value-type="string">
            <text:p>cities.add(City(-1, "Denver", "Colorado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Connecticut</text:p>
          </table:table-cell>
          <table:table-cell table:formula="of:= COM.MICROSOFT.CONCAT(&quot;cities.add(City(&quot;;[.A8];&quot;, &quot;&quot;&quot;;[.B8];&quot;&quot;&quot;, &quot;&quot;&quot;;[.C8];&quot;&quot;&quot;))&quot;)" office:value-type="string" office:string-value="cities.add(City(-1, &quot;Hartford&quot;, &quot;Connecticut&quot;))" calcext:value-type="string">
            <text:p>cities.add(City(-1, "Hartford", "Connecticut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Dover</text:p>
          </table:table-cell>
          <table:table-cell office:value-type="string" calcext:value-type="string">
            <text:p>Delaware</text:p>
          </table:table-cell>
          <table:table-cell table:formula="of:= COM.MICROSOFT.CONCAT(&quot;cities.add(City(&quot;;[.A9];&quot;, &quot;&quot;&quot;;[.B9];&quot;&quot;&quot;, &quot;&quot;&quot;;[.C9];&quot;&quot;&quot;))&quot;)" office:value-type="string" office:string-value="cities.add(City(-1, &quot;Dover&quot;, &quot;Delaware&quot;))" calcext:value-type="string">
            <text:p>cities.add(City(-1, "Dover", "Delaware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Tallahassee</text:p>
          </table:table-cell>
          <table:table-cell office:value-type="string" calcext:value-type="string">
            <text:p>Florida</text:p>
          </table:table-cell>
          <table:table-cell table:formula="of:= COM.MICROSOFT.CONCAT(&quot;cities.add(City(&quot;;[.A10];&quot;, &quot;&quot;&quot;;[.B10];&quot;&quot;&quot;, &quot;&quot;&quot;;[.C10];&quot;&quot;&quot;))&quot;)" office:value-type="string" office:string-value="cities.add(City(-1, &quot;Tallahassee&quot;, &quot;Florida&quot;))" calcext:value-type="string">
            <text:p>cities.add(City(-1, "Tallahassee", "Florida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Georgia</text:p>
          </table:table-cell>
          <table:table-cell table:formula="of:= COM.MICROSOFT.CONCAT(&quot;cities.add(City(&quot;;[.A11];&quot;, &quot;&quot;&quot;;[.B11];&quot;&quot;&quot;, &quot;&quot;&quot;;[.C11];&quot;&quot;&quot;))&quot;)" office:value-type="string" office:string-value="cities.add(City(-1, &quot;Atlanta&quot;, &quot;Georgia&quot;))" calcext:value-type="string">
            <text:p>cities.add(City(-1, "Atlanta", "Georgia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awaii</text:p>
          </table:table-cell>
          <table:table-cell table:formula="of:= COM.MICROSOFT.CONCAT(&quot;cities.add(City(&quot;;[.A12];&quot;, &quot;&quot;&quot;;[.B12];&quot;&quot;&quot;, &quot;&quot;&quot;;[.C12];&quot;&quot;&quot;))&quot;)" office:value-type="string" office:string-value="cities.add(City(-1, &quot;Honolulu&quot;, &quot;Hawaii&quot;))" calcext:value-type="string">
            <text:p>cities.add(City(-1, "Honolulu", "Hawaii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Idaho</text:p>
          </table:table-cell>
          <table:table-cell table:formula="of:= COM.MICROSOFT.CONCAT(&quot;cities.add(City(&quot;;[.A13];&quot;, &quot;&quot;&quot;;[.B13];&quot;&quot;&quot;, &quot;&quot;&quot;;[.C13];&quot;&quot;&quot;))&quot;)" office:value-type="string" office:string-value="cities.add(City(-1, &quot;Boise&quot;, &quot;Idaho&quot;))" calcext:value-type="string">
            <text:p>cities.add(City(-1, "Boise", "Idaho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linois</text:p>
          </table:table-cell>
          <table:table-cell table:formula="of:= COM.MICROSOFT.CONCAT(&quot;cities.add(City(&quot;;[.A14];&quot;, &quot;&quot;&quot;;[.B14];&quot;&quot;&quot;, &quot;&quot;&quot;;[.C14];&quot;&quot;&quot;))&quot;)" office:value-type="string" office:string-value="cities.add(City(-1, &quot;Springfield&quot;, &quot;Illinois&quot;))" calcext:value-type="string">
            <text:p>cities.add(City(-1, "Springfield", "Illinois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diana</text:p>
          </table:table-cell>
          <table:table-cell table:formula="of:= COM.MICROSOFT.CONCAT(&quot;cities.add(City(&quot;;[.A15];&quot;, &quot;&quot;&quot;;[.B15];&quot;&quot;&quot;, &quot;&quot;&quot;;[.C15];&quot;&quot;&quot;))&quot;)" office:value-type="string" office:string-value="cities.add(City(-1, &quot;Indianapolis&quot;, &quot;Indiana&quot;))" calcext:value-type="string">
            <text:p>cities.add(City(-1, "Indianapolis", "Indiana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Iowa</text:p>
          </table:table-cell>
          <table:table-cell table:formula="of:= COM.MICROSOFT.CONCAT(&quot;cities.add(City(&quot;;[.A16];&quot;, &quot;&quot;&quot;;[.B16];&quot;&quot;&quot;, &quot;&quot;&quot;;[.C16];&quot;&quot;&quot;))&quot;)" office:value-type="string" office:string-value="cities.add(City(-1, &quot;Des Moines&quot;, &quot;Iowa&quot;))" calcext:value-type="string">
            <text:p>cities.add(City(-1, "Des Moines", "Iowa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ansas</text:p>
          </table:table-cell>
          <table:table-cell table:formula="of:= COM.MICROSOFT.CONCAT(&quot;cities.add(City(&quot;;[.A17];&quot;, &quot;&quot;&quot;;[.B17];&quot;&quot;&quot;, &quot;&quot;&quot;;[.C17];&quot;&quot;&quot;))&quot;)" office:value-type="string" office:string-value="cities.add(City(-1, &quot;Topeka&quot;, &quot;Kansas&quot;))" calcext:value-type="string">
            <text:p>cities.add(City(-1, "Topeka", "Kansas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Frankfort</text:p>
          </table:table-cell>
          <table:table-cell office:value-type="string" calcext:value-type="string">
            <text:p>Kentucky</text:p>
          </table:table-cell>
          <table:table-cell table:formula="of:= COM.MICROSOFT.CONCAT(&quot;cities.add(City(&quot;;[.A18];&quot;, &quot;&quot;&quot;;[.B18];&quot;&quot;&quot;, &quot;&quot;&quot;;[.C18];&quot;&quot;&quot;))&quot;)" office:value-type="string" office:string-value="cities.add(City(-1, &quot;Frankfort&quot;, &quot;Kentucky&quot;))" calcext:value-type="string">
            <text:p>cities.add(City(-1, "Frankfort", "Kentucky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Louisiana</text:p>
          </table:table-cell>
          <table:table-cell table:formula="of:= COM.MICROSOFT.CONCAT(&quot;cities.add(City(&quot;;[.A19];&quot;, &quot;&quot;&quot;;[.B19];&quot;&quot;&quot;, &quot;&quot;&quot;;[.C19];&quot;&quot;&quot;))&quot;)" office:value-type="string" office:string-value="cities.add(City(-1, &quot;Baton Rouge&quot;, &quot;Louisiana&quot;))" calcext:value-type="string">
            <text:p>cities.add(City(-1, "Baton Rouge", "Louisiana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Maine</text:p>
          </table:table-cell>
          <table:table-cell table:formula="of:= COM.MICROSOFT.CONCAT(&quot;cities.add(City(&quot;;[.A20];&quot;, &quot;&quot;&quot;;[.B20];&quot;&quot;&quot;, &quot;&quot;&quot;;[.C20];&quot;&quot;&quot;))&quot;)" office:value-type="string" office:string-value="cities.add(City(-1, &quot;Augusta&quot;, &quot;Maine&quot;))" calcext:value-type="string">
            <text:p>cities.add(City(-1, "Augusta", "Maine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Maryland</text:p>
          </table:table-cell>
          <table:table-cell table:formula="of:= COM.MICROSOFT.CONCAT(&quot;cities.add(City(&quot;;[.A21];&quot;, &quot;&quot;&quot;;[.B21];&quot;&quot;&quot;, &quot;&quot;&quot;;[.C21];&quot;&quot;&quot;))&quot;)" office:value-type="string" office:string-value="cities.add(City(-1, &quot;Annapolis&quot;, &quot;Maryland&quot;))" calcext:value-type="string">
            <text:p>cities.add(City(-1, "Annapolis", "Maryland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assachusetts</text:p>
          </table:table-cell>
          <table:table-cell table:formula="of:= COM.MICROSOFT.CONCAT(&quot;cities.add(City(&quot;;[.A22];&quot;, &quot;&quot;&quot;;[.B22];&quot;&quot;&quot;, &quot;&quot;&quot;;[.C22];&quot;&quot;&quot;))&quot;)" office:value-type="string" office:string-value="cities.add(City(-1, &quot;Boston&quot;, &quot;Massachusetts&quot;))" calcext:value-type="string">
            <text:p>cities.add(City(-1, "Boston", "Massachusetts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Michigan</text:p>
          </table:table-cell>
          <table:table-cell table:formula="of:= COM.MICROSOFT.CONCAT(&quot;cities.add(City(&quot;;[.A23];&quot;, &quot;&quot;&quot;;[.B23];&quot;&quot;&quot;, &quot;&quot;&quot;;[.C23];&quot;&quot;&quot;))&quot;)" office:value-type="string" office:string-value="cities.add(City(-1, &quot;Lansing&quot;, &quot;Michigan&quot;))" calcext:value-type="string">
            <text:p>cities.add(City(-1, "Lansing", "Michigan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St Paul</text:p>
          </table:table-cell>
          <table:table-cell office:value-type="string" calcext:value-type="string">
            <text:p>Minnesota</text:p>
          </table:table-cell>
          <table:table-cell table:formula="of:= COM.MICROSOFT.CONCAT(&quot;cities.add(City(&quot;;[.A24];&quot;, &quot;&quot;&quot;;[.B24];&quot;&quot;&quot;, &quot;&quot;&quot;;[.C24];&quot;&quot;&quot;))&quot;)" office:value-type="string" office:string-value="cities.add(City(-1, &quot;St Paul&quot;, &quot;Minnesota&quot;))" calcext:value-type="string">
            <text:p>cities.add(City(-1, "St Paul", "Minnesota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ssissippi</text:p>
          </table:table-cell>
          <table:table-cell table:formula="of:= COM.MICROSOFT.CONCAT(&quot;cities.add(City(&quot;;[.A25];&quot;, &quot;&quot;&quot;;[.B25];&quot;&quot;&quot;, &quot;&quot;&quot;;[.C25];&quot;&quot;&quot;))&quot;)" office:value-type="string" office:string-value="cities.add(City(-1, &quot;Jackson&quot;, &quot;Mississippi&quot;))" calcext:value-type="string">
            <text:p>cities.add(City(-1, "Jackson", "Mississippi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Jefferson City</text:p>
          </table:table-cell>
          <table:table-cell office:value-type="string" calcext:value-type="string">
            <text:p>Missouri</text:p>
          </table:table-cell>
          <table:table-cell table:formula="of:= COM.MICROSOFT.CONCAT(&quot;cities.add(City(&quot;;[.A26];&quot;, &quot;&quot;&quot;;[.B26];&quot;&quot;&quot;, &quot;&quot;&quot;;[.C26];&quot;&quot;&quot;))&quot;)" office:value-type="string" office:string-value="cities.add(City(-1, &quot;Jefferson City&quot;, &quot;Missouri&quot;))" calcext:value-type="string">
            <text:p>cities.add(City(-1, "Jefferson City", "Missouri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ontana</text:p>
          </table:table-cell>
          <table:table-cell table:formula="of:= COM.MICROSOFT.CONCAT(&quot;cities.add(City(&quot;;[.A27];&quot;, &quot;&quot;&quot;;[.B27];&quot;&quot;&quot;, &quot;&quot;&quot;;[.C27];&quot;&quot;&quot;))&quot;)" office:value-type="string" office:string-value="cities.add(City(-1, &quot;Helena&quot;, &quot;Montana&quot;))" calcext:value-type="string">
            <text:p>cities.add(City(-1, "Helena", "Montana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Nebraska</text:p>
          </table:table-cell>
          <table:table-cell table:formula="of:= COM.MICROSOFT.CONCAT(&quot;cities.add(City(&quot;;[.A28];&quot;, &quot;&quot;&quot;;[.B28];&quot;&quot;&quot;, &quot;&quot;&quot;;[.C28];&quot;&quot;&quot;))&quot;)" office:value-type="string" office:string-value="cities.add(City(-1, &quot;Lincoln&quot;, &quot;Nebraska&quot;))" calcext:value-type="string">
            <text:p>cities.add(City(-1, "Lincoln", "Nebraska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arson City</text:p>
          </table:table-cell>
          <table:table-cell office:value-type="string" calcext:value-type="string">
            <text:p>Nevada</text:p>
          </table:table-cell>
          <table:table-cell table:formula="of:= COM.MICROSOFT.CONCAT(&quot;cities.add(City(&quot;;[.A29];&quot;, &quot;&quot;&quot;;[.B29];&quot;&quot;&quot;, &quot;&quot;&quot;;[.C29];&quot;&quot;&quot;))&quot;)" office:value-type="string" office:string-value="cities.add(City(-1, &quot;Carson City&quot;, &quot;Nevada&quot;))" calcext:value-type="string">
            <text:p>cities.add(City(-1, "Carson City", "Nevada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New Hampshire</text:p>
          </table:table-cell>
          <table:table-cell table:formula="of:= COM.MICROSOFT.CONCAT(&quot;cities.add(City(&quot;;[.A30];&quot;, &quot;&quot;&quot;;[.B30];&quot;&quot;&quot;, &quot;&quot;&quot;;[.C30];&quot;&quot;&quot;))&quot;)" office:value-type="string" office:string-value="cities.add(City(-1, &quot;Concord&quot;, &quot;New Hampshire&quot;))" calcext:value-type="string">
            <text:p>cities.add(City(-1, "Concord", "New Hampshire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New Jersey</text:p>
          </table:table-cell>
          <table:table-cell table:formula="of:= COM.MICROSOFT.CONCAT(&quot;cities.add(City(&quot;;[.A31];&quot;, &quot;&quot;&quot;;[.B31];&quot;&quot;&quot;, &quot;&quot;&quot;;[.C31];&quot;&quot;&quot;))&quot;)" office:value-type="string" office:string-value="cities.add(City(-1, &quot;Trenton&quot;, &quot;New Jersey&quot;))" calcext:value-type="string">
            <text:p>cities.add(City(-1, "Trenton", "New Jersey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New Mexico</text:p>
          </table:table-cell>
          <table:table-cell table:formula="of:= COM.MICROSOFT.CONCAT(&quot;cities.add(City(&quot;;[.A32];&quot;, &quot;&quot;&quot;;[.B32];&quot;&quot;&quot;, &quot;&quot;&quot;;[.C32];&quot;&quot;&quot;))&quot;)" office:value-type="string" office:string-value="cities.add(City(-1, &quot;Santa Fe&quot;, &quot;New Mexico&quot;))" calcext:value-type="string">
            <text:p>cities.add(City(-1, "Santa Fe", "New Mexico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New York</text:p>
          </table:table-cell>
          <table:table-cell table:formula="of:= COM.MICROSOFT.CONCAT(&quot;cities.add(City(&quot;;[.A33];&quot;, &quot;&quot;&quot;;[.B33];&quot;&quot;&quot;, &quot;&quot;&quot;;[.C33];&quot;&quot;&quot;))&quot;)" office:value-type="string" office:string-value="cities.add(City(-1, &quot;Albany&quot;, &quot;New York&quot;))" calcext:value-type="string">
            <text:p>cities.add(City(-1, "Albany", "New York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North Carolina </text:p>
          </table:table-cell>
          <table:table-cell table:formula="of:= COM.MICROSOFT.CONCAT(&quot;cities.add(City(&quot;;[.A34];&quot;, &quot;&quot;&quot;;[.B34];&quot;&quot;&quot;, &quot;&quot;&quot;;[.C34];&quot;&quot;&quot;))&quot;)" office:value-type="string" office:string-value="cities.add(City(-1, &quot;Raleigh&quot;, &quot;North Carolina &quot;))" calcext:value-type="string">
            <text:p>cities.add(City(-1, "Raleigh", "North Carolina 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Bismarck</text:p>
          </table:table-cell>
          <table:table-cell office:value-type="string" calcext:value-type="string">
            <text:p>North Dakota </text:p>
          </table:table-cell>
          <table:table-cell table:formula="of:= COM.MICROSOFT.CONCAT(&quot;cities.add(City(&quot;;[.A35];&quot;, &quot;&quot;&quot;;[.B35];&quot;&quot;&quot;, &quot;&quot;&quot;;[.C35];&quot;&quot;&quot;))&quot;)" office:value-type="string" office:string-value="cities.add(City(-1, &quot;Bismarck&quot;, &quot;North Dakota &quot;))" calcext:value-type="string">
            <text:p>cities.add(City(-1, "Bismarck", "North Dakota 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Ohio</text:p>
          </table:table-cell>
          <table:table-cell table:formula="of:= COM.MICROSOFT.CONCAT(&quot;cities.add(City(&quot;;[.A36];&quot;, &quot;&quot;&quot;;[.B36];&quot;&quot;&quot;, &quot;&quot;&quot;;[.C36];&quot;&quot;&quot;))&quot;)" office:value-type="string" office:string-value="cities.add(City(-1, &quot;Columbus&quot;, &quot;Ohio&quot;))" calcext:value-type="string">
            <text:p>cities.add(City(-1, "Columbus", "Ohio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lahoma</text:p>
          </table:table-cell>
          <table:table-cell table:formula="of:= COM.MICROSOFT.CONCAT(&quot;cities.add(City(&quot;;[.A37];&quot;, &quot;&quot;&quot;;[.B37];&quot;&quot;&quot;, &quot;&quot;&quot;;[.C37];&quot;&quot;&quot;))&quot;)" office:value-type="string" office:string-value="cities.add(City(-1, &quot;Oklahoma City&quot;, &quot;Oklahoma&quot;))" calcext:value-type="string">
            <text:p>cities.add(City(-1, "Oklahoma City", "Oklahoma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Oregon</text:p>
          </table:table-cell>
          <table:table-cell table:formula="of:= COM.MICROSOFT.CONCAT(&quot;cities.add(City(&quot;;[.A38];&quot;, &quot;&quot;&quot;;[.B38];&quot;&quot;&quot;, &quot;&quot;&quot;;[.C38];&quot;&quot;&quot;))&quot;)" office:value-type="string" office:string-value="cities.add(City(-1, &quot;Salem&quot;, &quot;Oregon&quot;))" calcext:value-type="string">
            <text:p>cities.add(City(-1, "Salem", "Oregon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Pennsylvania</text:p>
          </table:table-cell>
          <table:table-cell table:formula="of:= COM.MICROSOFT.CONCAT(&quot;cities.add(City(&quot;;[.A39];&quot;, &quot;&quot;&quot;;[.B39];&quot;&quot;&quot;, &quot;&quot;&quot;;[.C39];&quot;&quot;&quot;))&quot;)" office:value-type="string" office:string-value="cities.add(City(-1, &quot;Harrisburg&quot;, &quot;Pennsylvania&quot;))" calcext:value-type="string">
            <text:p>cities.add(City(-1, "Harrisburg", "Pennsylvania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Rhode Island </text:p>
          </table:table-cell>
          <table:table-cell table:formula="of:= COM.MICROSOFT.CONCAT(&quot;cities.add(City(&quot;;[.A40];&quot;, &quot;&quot;&quot;;[.B40];&quot;&quot;&quot;, &quot;&quot;&quot;;[.C40];&quot;&quot;&quot;))&quot;)" office:value-type="string" office:string-value="cities.add(City(-1, &quot;Providence&quot;, &quot;Rhode Island &quot;))" calcext:value-type="string">
            <text:p>cities.add(City(-1, "Providence", "Rhode Island 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outh Carolina</text:p>
          </table:table-cell>
          <table:table-cell table:formula="of:= COM.MICROSOFT.CONCAT(&quot;cities.add(City(&quot;;[.A41];&quot;, &quot;&quot;&quot;;[.B41];&quot;&quot;&quot;, &quot;&quot;&quot;;[.C41];&quot;&quot;&quot;))&quot;)" office:value-type="string" office:string-value="cities.add(City(-1, &quot;Columbia&quot;, &quot;South Carolina&quot;))" calcext:value-type="string">
            <text:p>cities.add(City(-1, "Columbia", "South Carolina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South Dakota</text:p>
          </table:table-cell>
          <table:table-cell table:formula="of:= COM.MICROSOFT.CONCAT(&quot;cities.add(City(&quot;;[.A42];&quot;, &quot;&quot;&quot;;[.B42];&quot;&quot;&quot;, &quot;&quot;&quot;;[.C42];&quot;&quot;&quot;))&quot;)" office:value-type="string" office:string-value="cities.add(City(-1, &quot;Pierre&quot;, &quot;South Dakota&quot;))" calcext:value-type="string">
            <text:p>cities.add(City(-1, "Pierre", "South Dakota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Tennessee</text:p>
          </table:table-cell>
          <table:table-cell table:formula="of:= COM.MICROSOFT.CONCAT(&quot;cities.add(City(&quot;;[.A43];&quot;, &quot;&quot;&quot;;[.B43];&quot;&quot;&quot;, &quot;&quot;&quot;;[.C43];&quot;&quot;&quot;))&quot;)" office:value-type="string" office:string-value="cities.add(City(-1, &quot;Nashville&quot;, &quot;Tennessee&quot;))" calcext:value-type="string">
            <text:p>cities.add(City(-1, "Nashville", "Tennessee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exas</text:p>
          </table:table-cell>
          <table:table-cell table:formula="of:= COM.MICROSOFT.CONCAT(&quot;cities.add(City(&quot;;[.A44];&quot;, &quot;&quot;&quot;;[.B44];&quot;&quot;&quot;, &quot;&quot;&quot;;[.C44];&quot;&quot;&quot;))&quot;)" office:value-type="string" office:string-value="cities.add(City(-1, &quot;Austin&quot;, &quot;Texas&quot;))" calcext:value-type="string">
            <text:p>cities.add(City(-1, "Austin", "Texas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Utah</text:p>
          </table:table-cell>
          <table:table-cell table:formula="of:= COM.MICROSOFT.CONCAT(&quot;cities.add(City(&quot;;[.A45];&quot;, &quot;&quot;&quot;;[.B45];&quot;&quot;&quot;, &quot;&quot;&quot;;[.C45];&quot;&quot;&quot;))&quot;)" office:value-type="string" office:string-value="cities.add(City(-1, &quot;Salt Lake City&quot;, &quot;Utah&quot;))" calcext:value-type="string">
            <text:p>cities.add(City(-1, "Salt Lake City", "Utah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Montpelier</text:p>
          </table:table-cell>
          <table:table-cell office:value-type="string" calcext:value-type="string">
            <text:p>Vermont</text:p>
          </table:table-cell>
          <table:table-cell table:formula="of:= COM.MICROSOFT.CONCAT(&quot;cities.add(City(&quot;;[.A46];&quot;, &quot;&quot;&quot;;[.B46];&quot;&quot;&quot;, &quot;&quot;&quot;;[.C46];&quot;&quot;&quot;))&quot;)" office:value-type="string" office:string-value="cities.add(City(-1, &quot;Montpelier&quot;, &quot;Vermont&quot;))" calcext:value-type="string">
            <text:p>cities.add(City(-1, "Montpelier", "Vermont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irginia</text:p>
          </table:table-cell>
          <table:table-cell table:formula="of:= COM.MICROSOFT.CONCAT(&quot;cities.add(City(&quot;;[.A47];&quot;, &quot;&quot;&quot;;[.B47];&quot;&quot;&quot;, &quot;&quot;&quot;;[.C47];&quot;&quot;&quot;))&quot;)" office:value-type="string" office:string-value="cities.add(City(-1, &quot;Richmond&quot;, &quot;Virginia&quot;))" calcext:value-type="string">
            <text:p>cities.add(City(-1, "Richmond", "Virginia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Washington</text:p>
          </table:table-cell>
          <table:table-cell table:formula="of:= COM.MICROSOFT.CONCAT(&quot;cities.add(City(&quot;;[.A48];&quot;, &quot;&quot;&quot;;[.B48];&quot;&quot;&quot;, &quot;&quot;&quot;;[.C48];&quot;&quot;&quot;))&quot;)" office:value-type="string" office:string-value="cities.add(City(-1, &quot;Olympia&quot;, &quot;Washington&quot;))" calcext:value-type="string">
            <text:p>cities.add(City(-1, "Olympia", "Washington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West Virginia </text:p>
          </table:table-cell>
          <table:table-cell table:formula="of:= COM.MICROSOFT.CONCAT(&quot;cities.add(City(&quot;;[.A49];&quot;, &quot;&quot;&quot;;[.B49];&quot;&quot;&quot;, &quot;&quot;&quot;;[.C49];&quot;&quot;&quot;))&quot;)" office:value-type="string" office:string-value="cities.add(City(-1, &quot;Charleston&quot;, &quot;West Virginia &quot;))" calcext:value-type="string">
            <text:p>cities.add(City(-1, "Charleston", "West Virginia "))</text:p>
          </table:table-cell>
        </table:table-row>
        <table:table-row table:style-name="ro1">
          <table:table-cell office:value-type="float" office:value="5261457" calcext:value-type="float">
            <text:p>5261457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Wisconsin</text:p>
          </table:table-cell>
          <table:table-cell table:formula="of:= COM.MICROSOFT.CONCAT(&quot;cities.add(City(&quot;;[.A50];&quot;, &quot;&quot;&quot;;[.B50];&quot;&quot;&quot;, &quot;&quot;&quot;;[.C50];&quot;&quot;&quot;))&quot;)" office:value-type="string" office:string-value="cities.add(City(5261457, &quot;Madison&quot;, &quot;Wisconsin&quot;))" calcext:value-type="string">
            <text:p>cities.add(City(5261457, "Madison", "Wisconsin"))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Wyoming</text:p>
          </table:table-cell>
          <table:table-cell table:formula="of:= COM.MICROSOFT.CONCAT(&quot;cities.add(City(&quot;;[.A51];&quot;, &quot;&quot;&quot;;[.B51];&quot;&quot;&quot;, &quot;&quot;&quot;;[.C51];&quot;&quot;&quot;))&quot;)" office:value-type="string" office:string-value="cities.add(City(-1, &quot;Cheyenne&quot;, &quot;Wyoming&quot;))" calcext:value-type="string">
            <text:p>cities.add(City(-1, "Cheyenne", "Wyoming"))</text:p>
          </table:table-cell>
        </table:table-row>
        <table:table-row table:style-name="ro1" table:number-rows-repeated="104852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22:07:43.626270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5T21:59:37.751836020</meta:creation-date>
    <dc:date>2021-09-28T22:14:19.198650926</dc:date>
    <meta:editing-duration>PT7M53S</meta:editing-duration>
    <meta:editing-cycles>2</meta:editing-cycles>
    <meta:generator>LibreOffice/7.0.3.1$MacOSX_X86_64 LibreOffice_project/d7547858d014d4cf69878db179d326fc3483e082</meta:generator>
    <meta:document-statistic meta:table-count="1" meta:cell-count="200" meta:object-count="0"/>
    <meta:user-defined meta:name=""/>
  </office:meta>
</office:document-meta>
</file>